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598" officeooo:paragraph-rsid="000f75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dimensional Arrays</text:p>
      <text:p text:style-name="P1">BY ALEX ON JULY 6TH, 2007 | LAST MODIFIED BY ALEX ON AUGUST 31ST, 2015</text:p>
      <text:p text:style-name="P1">The elements of an array can be of any data type, including arrays! An array of arrays is called a multidimensional array.</text:p>
      <text:p text:style-name="P1"/>
      <text:p text:style-name="P1">1</text:p>
      <text:p text:style-name="P1">int array[3][5]; // a 3-element array of 5-element arrays</text:p>
      <text:p text:style-name="P1">Since we have 2 subscripts, this is a two-dimensional array.</text:p>
      <text:p text:style-name="P1"/>
      <text:p text:style-name="P1">In a two-dimensional array, it is convenient to think of the first (left) subscript as being the row, and the second (right) subscript as being the column. This is called row-major order. Conceptually, the above two-dimensional array is laid out as follows:</text:p>
      <text:p text:style-name="P1"/>
      <text:p text:style-name="P1">[0][0] <text:s/>[0][1] <text:s/>[0][2] <text:s/>[0][3] <text:s/>[0][4] // row 0</text:p>
      <text:p text:style-name="P1">[1][0] <text:s/>[1][1] <text:s/>[1][2] <text:s/>[1][3] <text:s/>[1][4] // row 1</text:p>
      <text:p text:style-name="P1">[2][0] <text:s/>[2][1] <text:s/>[2][2] <text:s/>[2][3] <text:s/>[2][4] // row 2</text:p>
      <text:p text:style-name="P1">To access the elements of a two-dimensional array, simply use two subscripts:</text:p>
      <text:p text:style-name="P1"/>
      <text:p text:style-name="P1">1</text:p>
      <text:p text:style-name="P1">array[2][3] = 7;</text:p>
      <text:p text:style-name="P1">Initializing two-dimensional arrays</text:p>
      <text:p text:style-name="P1"/>
      <text:p text:style-name="P1">To initialize a two-dimensional array, it is easiest to use nested braces, with each set of numbers representing a row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int array[3][5] =</text:p>
      <text:p text:style-name="P1">{</text:p>
      <text:p text:style-name="P1">{ 1, 2, 3, 4, 5, }, // row 0</text:p>
      <text:p text:style-name="P1">{ 6, 7, 8, 9, 10, }, // row 1</text:p>
      <text:p text:style-name="P1">{ 11, 12, 13, 14, 15 } // row 2</text:p>
      <text:p text:style-name="P1">};</text:p>
      <text:p text:style-name="P1">When the C++ compiler processes this initializer list, it actually ignores the inner braces altogether. However, we highly recommend you use them anyway for readability purposes.</text:p>
      <text:p text:style-name="P1"/>
      <text:p text:style-name="P1">Two-dimensional arrays with initializer lists can omit (only) the leftmost size specification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int array[][5] =</text:p>
      <text:p text:style-name="P1">{</text:p>
      <text:p text:style-name="P1">{ 1, 2, 3, 4, 5, },</text:p>
      <text:p text:style-name="P1">{ 6, 7, 8, 9, 10, },</text:p>
      <text:p text:style-name="P1"><text:soft-page-break/>{ 11, 12, 13, 14, 15 }</text:p>
      <text:p text:style-name="P1">};</text:p>
      <text:p text:style-name="P1">The compiler can do the math to figure out what the array size is. However, the following is not allowed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int array[][] = </text:p>
      <text:p text:style-name="P1">{</text:p>
      <text:p text:style-name="P1">{ 1, 2, 3, 4 },</text:p>
      <text:p text:style-name="P1">{ 5, 6, 7, 8 }</text:p>
      <text:p text:style-name="P1">};</text:p>
      <text:p text:style-name="P1">Because the inner parenthesis are ignored, the compiler can not tell whether you intend to declare a 1×8, 2×4, 4×2, or 8×1 array in this case.</text:p>
      <text:p text:style-name="P1"/>
      <text:p text:style-name="P1">Just like normal arrays, multidimensional arrays can still be initialized to 0 as follows:</text:p>
      <text:p text:style-name="P1"/>
      <text:p text:style-name="P1">1</text:p>
      <text:p text:style-name="P1">int array[3][5] = { 0 };</text:p>
      <text:p text:style-name="P1">Note that this only works if you explicitly declare the size of the array! Otherwise, you will get a two-dimensional array with 1 row.</text:p>
      <text:p text:style-name="P1"/>
      <text:p text:style-name="P1">Accessing elements in a two-dimensional array</text:p>
      <text:p text:style-name="P1"/>
      <text:p text:style-name="P1">Accessing all of the elements of a two-dimensional array requires two loops: one for the row, and one for the column. Since two-dimensional arrays are typically accessed row by row, the row index is typically used as the outer loop.</text:p>
      <text:p text:style-name="P1"/>
      <text:p text:style-name="P1">1</text:p>
      <text:p text:style-name="P1">2</text:p>
      <text:p text:style-name="P1">3</text:p>
      <text:p text:style-name="P1">for (int row = 0; row &lt; numRows; ++row) // step through the rows in the array</text:p>
      <text:p text:style-name="P1"><text:s text:c="4"/>for (int col = 0; col &lt; numCols; ++col) // step through each element in the row</text:p>
      <text:p text:style-name="P1"><text:s text:c="8"/>std::cout &lt;&lt; array[row][col];</text:p>
      <text:p text:style-name="P1">In C++11, for each loops can also be used with multidimensional arrays. Similar to the for loop above, this requires using nested for each loops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for (auto row: array) // for each row in the array</text:p>
      <text:p text:style-name="P1"><text:s text:c="4"/>for (auto element: row) // for each element in the row</text:p>
      <text:p text:style-name="P1"><text:s text:c="8"/>std::cout &lt;&lt; element;</text:p>
      <text:p text:style-name="P1"><text:s/></text:p>
      <text:p text:style-name="P1">// Note: row and element should ideally be references, but we haven't covered those yet.</text:p>
      <text:p text:style-name="P1">Multidimensional arrays larger than two dimensions</text:p>
      <text:p text:style-name="P1"/>
      <text:p text:style-name="P1"><text:soft-page-break/>Multidimensional arrays may be larger than two dimensions. Here is a declaration of a three-dimensional array:</text:p>
      <text:p text:style-name="P1"/>
      <text:p text:style-name="P1">1</text:p>
      <text:p text:style-name="P1">int array[5][4][3];</text:p>
      <text:p text:style-name="P1">Three-dimensional arrays are hard to initialize in any kind of intuitive way using initializer lists, so it’s typically better to initialize the array to 0 and explicitly assign values using nested loops.</text:p>
      <text:p text:style-name="P1"/>
      <text:p text:style-name="P1">Accessing the element of a three-dimensional array is analogous to the two-dimensional case:</text:p>
      <text:p text:style-name="P1"/>
      <text:p text:style-name="P1">1</text:p>
      <text:p text:style-name="P1">std::cout &lt;&lt; array[3][1][2];</text:p>
      <text:p text:style-name="P1">A two-dimensional array example</text:p>
      <text:p text:style-name="P1"/>
      <text:p text:style-name="P1">Let’s take a look at a practical example of a two-dimensional array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6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4</text:p>
      <text:p text:style-name="P1">25</text:p>
      <text:p text:style-name="P1">#include &lt;iostream&gt;</text:p>
      <text:p text:style-name="P1"><text:s/></text:p>
      <text:p text:style-name="P1">int main()</text:p>
      <text:p text:style-name="P1">{</text:p>
      <text:p text:style-name="P1"><text:s text:c="4"/>// Declare a 10x10 array</text:p>
      <text:p text:style-name="P1"><text:s text:c="4"/>const int numRows = 10;</text:p>
      <text:p text:style-name="P1"><text:s text:c="4"/>const int numCols = 10;</text:p>
      <text:p text:style-name="P1"><text:s text:c="4"/>int product[numRows][numCols] = { 0 };</text:p>
      <text:p text:style-name="P1"><text:s/></text:p>
      <text:p text:style-name="P1"><text:s text:c="4"/>// Calculate a multiplication table</text:p>
      <text:p text:style-name="P1"><text:s text:c="4"/>for (int row = 0; row &lt; numRows; ++row)</text:p>
      <text:p text:style-name="P1"><text:soft-page-break/><text:s text:c="8"/>for (int col = 0; col &lt; numCols; ++col)</text:p>
      <text:p text:style-name="P1"><text:s text:c="12"/>product[row][col] = row * col;</text:p>
      <text:p text:style-name="P1"><text:s/></text:p>
      <text:p text:style-name="P1"><text:s text:c="4"/>// Print the table</text:p>
      <text:p text:style-name="P1"><text:s text:c="4"/>for (int row = 1; row &lt; numRows; ++row)</text:p>
      <text:p text:style-name="P1"><text:s text:c="4"/>{</text:p>
      <text:p text:style-name="P1"><text:s text:c="8"/>for (int col = 1; col &lt; numCols; ++col)</text:p>
      <text:p text:style-name="P1"><text:s text:c="12"/>std::cout &lt;&lt; product[row][col] &lt;&lt; "\t";</text:p>
      <text:p text:style-name="P1"><text:s/></text:p>
      <text:p text:style-name="P1"><text:s text:c="8"/>std::cout &lt;&lt; '\n';</text:p>
      <text:p text:style-name="P1"><text:s text:c="4"/>}</text:p>
      <text:p text:style-name="P1"><text:s/></text:p>
      <text:p text:style-name="P1"><text:s text:c="4"/>return 0;</text:p>
      <text:p text:style-name="P1">}</text:p>
      <text:p text:style-name="P1">This program calculates and prints a multiplication table for all values between 1 and 9 (inclusive). Note that when printing the table, the for loops start from 1 instead of 0. This is to omit printing the 0 column and 0 row, which would just be a bunch of 0s! Here is the output:</text:p>
      <text:p text:style-name="P1"/>
      <text:p text:style-name="P1">1 <text:s text:c="3"/>2 <text:s text:c="3"/>3 <text:s text:c="3"/>4 <text:s text:c="3"/>5 <text:s text:c="3"/>6 <text:s text:c="3"/>7 <text:s text:c="3"/>8 <text:s text:c="3"/>9</text:p>
      <text:p text:style-name="P1">2 <text:s text:c="3"/>4 <text:s text:c="3"/>6 <text:s text:c="3"/>8 <text:s text:c="3"/>10 <text:s text:c="2"/>12 <text:s text:c="2"/>14 <text:s text:c="2"/>16 <text:s text:c="2"/>18</text:p>
      <text:p text:style-name="P1">3 <text:s text:c="3"/>6 <text:s text:c="3"/>9 <text:s text:c="3"/>12 <text:s text:c="2"/>15 <text:s text:c="2"/>18 <text:s text:c="2"/>21 <text:s text:c="2"/>24 <text:s text:c="2"/>27</text:p>
      <text:p text:style-name="P1">4 <text:s text:c="3"/>8 <text:s text:c="3"/>12 <text:s text:c="2"/>16 <text:s text:c="2"/>20 <text:s text:c="2"/>24 <text:s text:c="2"/>28 <text:s text:c="2"/>32 <text:s text:c="2"/>36</text:p>
      <text:p text:style-name="P1">5 <text:s text:c="3"/>10 <text:s text:c="2"/>15 <text:s text:c="2"/>20 <text:s text:c="2"/>25 <text:s text:c="2"/>30 <text:s text:c="2"/>35 <text:s text:c="2"/>40 <text:s text:c="2"/>45</text:p>
      <text:p text:style-name="P1">6 <text:s text:c="3"/>12 <text:s text:c="2"/>18 <text:s text:c="2"/>24 <text:s text:c="2"/>30 <text:s text:c="2"/>36 <text:s text:c="2"/>42 <text:s text:c="2"/>48 <text:s text:c="2"/>54</text:p>
      <text:p text:style-name="P1">7 <text:s text:c="3"/>14 <text:s text:c="2"/>21 <text:s text:c="2"/>28 <text:s text:c="2"/>35 <text:s text:c="2"/>42 <text:s text:c="2"/>49 <text:s text:c="2"/>56 <text:s text:c="2"/>63</text:p>
      <text:p text:style-name="P1">8 <text:s text:c="3"/>16 <text:s text:c="2"/>24 <text:s text:c="2"/>32 <text:s text:c="2"/>40 <text:s text:c="2"/>48 <text:s text:c="2"/>56 <text:s text:c="2"/>64 <text:s text:c="2"/>72</text:p>
      <text:p text:style-name="P1">9 <text:s text:c="3"/>18 <text:s text:c="2"/>27 <text:s text:c="2"/>36 <text:s text:c="2"/>45 <text:s text:c="2"/>54 <text:s text:c="2"/>63 <text:s text:c="2"/>72 <text:s text:c="2"/>81</text:p>
      <text:p text:style-name="P1">Two dimensional arrays are commonly used in tile-based games, where each array element represents one tile. They’re also commonly in 3d computer graphics (as matrices) in order to rotate, scale, and reflect sha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1:55:10.937032183</meta:creation-date>
    <dc:date>2016-03-14T01:56:11.561866644</dc:date>
    <meta:editing-duration>P0D</meta:editing-duration>
    <meta:editing-cycles>1</meta:editing-cycles>
    <meta:document-statistic meta:table-count="0" meta:image-count="0" meta:object-count="0" meta:page-count="4" meta:paragraph-count="147" meta:word-count="916" meta:character-count="4913" meta:non-whitespace-character-count="3837"/>
    <meta:generator>LibreOffice/4.2.8.2$Linux_X86_64 LibreOffice_project/420m0$Build-2</meta:generator>
  </office:meta>
</office:document-meta>
</file>